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dium ist alles zur Kommunikation wo Technisches Hilfsmittel zur Raumüberbrückung benutzt werden.</text:p>
      <text:p text:style-name="Standard"/>
      <text:p text:style-name="Standard">IndividualMedien</text:p>
      <text:p text:style-name="Standard"/>
      <text:p text:style-name="Standard">MassenMedien</text:p>
      <text:p text:style-name="Standard"><text:tab/>-Presse</text:p>
      <text:p text:style-name="Standard"><text:tab/>-Neue Medien</text:p>
      <text:p text:style-name="Standard"/>
      <text:p text:style-name="Standard">Bedeutung der Medien:</text:p>
      <text:p text:style-name="Standard"><text:tab/>-politische Willensbildung</text:p>
      <text:p text:style-name="Standard"><text:tab/>-Kulturfunktion</text:p>
      <text:p text:style-name="Standard"><text:tab/>-Bildungsfunktion/Erziehungsfunktion</text:p>
      <text:p text:style-name="Standard"><text:tab/>-KommunikationsFunktion</text:p>
      <text:p text:style-name="Standard"><text:tab/>-Unterhaltungsfunk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4S</meta:editing-duration>
    <meta:editing-cycles>5</meta:editing-cycles>
    <meta:generator>OpenOffice.org/3.4.1$Win32 OpenOffice.org_project/341m1$Build-9593</meta:generator>
    <dc:date>2015-05-29T15:53:25.11</dc:date>
    <meta:document-statistic meta:table-count="0" meta:image-count="0" meta:object-count="0" meta:page-count="1" meta:paragraph-count="11" meta:word-count="26" meta:character-count="295"/>
    <meta:user-defined meta:name="Info 1"/>
    <meta:user-defined meta:name="Info 2"/>
    <meta:user-defined meta:name="Info 3"/>
    <meta:user-defined meta:name="Info 4"/>
  </office:meta>
</office:document-meta>
</file>